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ettings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201000003AF000002122AD8C771.png" manifest:media-type="image/png"/>
  <manifest:file-entry manifest:full-path="Pictures/TablePreview4.svm" manifest:media-type=""/>
  <manifest:file-entry manifest:full-path="Pictures/1000068800009698000054AB537EA062.svg" manifest:media-type="image/svg+xml"/>
  <manifest:file-entry manifest:full-path="Pictures/1000000000000CEC000009B10DB262C2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1.233cm" style:use-optimal-column-width="false"/>
    </style:style>
    <style:style style:name="co2" style:family="table-column">
      <style:table-column-properties style:column-width="11.236cm" style:use-optimal-column-width="false"/>
    </style:style>
    <style:style style:name="co3" style:family="table-column">
      <style:table-column-properties style:column-width="5.978cm" style:use-optimal-column-width="false"/>
    </style:style>
    <style:style style:name="co4" style:family="table-column">
      <style:table-column-properties style:column-width="5.991cm" style:use-optimal-column-width="false"/>
    </style:style>
    <style:style style:name="co5" style:family="table-column">
      <style:table-column-properties style:column-width="3.43cm" style:use-optimal-column-width="false"/>
    </style:style>
    <style:style style:name="co6" style:family="table-column">
      <style:table-column-properties style:column-width="3.428cm" style:use-optimal-column-width="false"/>
    </style:style>
    <style:style style:name="co7" style:family="table-column">
      <style:table-column-properties style:column-width="4.935cm" style:use-optimal-column-width="false"/>
    </style:style>
    <style:style style:name="ro1" style:family="table-row">
      <style:table-row-properties style:row-height="1.548cm"/>
    </style:style>
    <style:style style:name="ro2" style:family="table-row">
      <style:table-row-properties style:row-height="1.55cm"/>
    </style:style>
    <style:style style:name="ro3" style:family="table-row">
      <style:table-row-properties style:row-height="2.159cm"/>
    </style:style>
    <style:style style:name="ro4" style:family="table-row">
      <style:table-row-properties style:row-height="1.439cm"/>
    </style:style>
    <style:style style:name="ro5" style:family="table-row">
      <style:table-row-properties style:row-height="1.44cm"/>
    </style:style>
    <style:style style:name="ro6" style:family="table-row">
      <style:table-row-properties style:row-height="1.423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line-height="150%"/>
    </style:style>
    <style:style style:name="P6" style:family="paragraph">
      <style:paragraph-properties fo:line-height="150%"/>
      <style:text-properties fo:font-size="20pt" style:font-size-asian="20pt" style:font-size-complex="2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27.700000762939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urely Functional Subjective Logic Combinator Library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Bryan St. Amour</text:p>
            <text:p text:style-name="P1"><text:span text:style-name="T1"/></text:p>
            <text:list text:style-name="L1">
              <text:list-item>
                <text:p text:style-name="P1"><text:span text:style-name="T2">Dr. Robert Kent – Adviser</text:span></text:p>
              </text:list-item>
              <text:list-item>
                <text:p text:style-name="P1"><text:span text:style-name="T2">Dr. Richard Frost – Internal Reader</text:span></text:p>
              </text:list-item>
              <text:list-item>
                <text:p text:style-name="P1"><text:span text:style-name="T2">Dr. Richard Caron (Mathematics and Statistics) – External Read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<text:s/></text:span><text:span text:style-name="T2">Introduction</text:span></text:p>
              </text:list-item>
              <text:list-item>
                <text:p><text:span text:style-name="T2"><text:s/></text:span><text:span text:style-name="T2">Subjective Logic</text:span></text:p>
              </text:list-item>
              <text:list-item>
                <text:p><text:span text:style-name="T2"><text:s/></text:span><text:span text:style-name="T2">Hypothesis and Research Objectives</text:span></text:p>
              </text:list-item>
              <text:list-item>
                <text:p><text:span text:style-name="T2"><text:s/></text:span><text:span text:style-name="T2">Current Progress and Timeline</text:span></text:p>
              </text:list-item>
              <text:list-item>
                <text:p><text:span text:style-name="T2"><text:s/></text:span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eductive Reasoning:</text:span></text:p>
                <text:list>
                  <text:list-item>
                    <text:p><text:span text:style-name="T3">Top-down – </text:span><text:span text:style-name="T4">General statements reduce to certain conclusions.</text:span></text:p>
                  </text:list-item>
                </text:list>
              </text:list-item>
              <text:list-item>
                <text:p><text:span text:style-name="T4">Inductive Reasoning:</text:span></text:p>
                <text:list>
                  <text:list-item>
                    <text:p><text:span text:style-name="T3">Bottom-up – </text:span><text:span text:style-name="T4">Finding evidence for the truth of the conclusion.</text:span></text:p>
                  </text:list-item>
                </text:list>
              </text:list-item>
              <text:list-item>
                <text:p><text:span text:style-name="T4">Abductive Reasoning:</text:span></text:p>
                <text:list>
                  <text:list-item>
                    <text:p><text:span text:style-name="T4">Hypothesis testing.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ductive Reasoning</text:p>
          </draw:text-box>
        </draw:frame>
        <draw:frame presentation:style-name="pr6" draw:text-style-name="P2" draw:layer="layout" svg:width="25.2cm" svg:height="12.179cm" svg:x="1.427cm" svg:y="5.221cm" presentation:class="outline" presentation:user-transformed="true">
          <draw:text-box>
            <text:list text:style-name="L3">
              <text:list-item>
                <text:p><text:span text:style-name="T2">“</text:span><text:span text:style-name="T2">All grad students are overworked”</text:span></text:p>
              </text:list-item>
              <text:list-item>
                <text:p><text:span text:style-name="T2">“</text:span><text:span text:style-name="T2">Bryan is a grad student”</text:span></text:p>
              </text:list-item>
              <text:list-item>
                <text:p><text:span text:style-name="T2">Therefore, “Bryan is overworked”</text:span></text:p>
              </text:list-item>
              <text:list-item>
                <text:p text:style-name="P1"><text:span text:style-name="T2">Formally,</text:span><text:span text:style-name="T2"><text:line-break/></text:span><text:span text:style-name="T2">P = “Bryan is a grad student”</text:span><text:span text:style-name="T2"><text:line-break/></text:span><text:span text:style-name="T2">Q = “if X is a grad student, then X is overworked”</text:span><text:span text:style-name="T2"><text:line-break/></text:span><text:span text:style-name="T3">Modus Ponens:</text:span><text:span text:style-name="T4"><text:line-break/></text:span><text:span text:style-name="T4"> <text:s text:c="28"/>P, if P then Q</text:span><text:span text:style-name="T4"><text:line-break/></text:span><text:span text:style-name="T4"> <text:s text:c="28"/>-----------------</text:span><text:span text:style-name="T4"><text:line-break/></text:span><text:span text:style-name="T4"> <text:s text:c="35"/>Q</text:span></text:p>
              </text:list-item>
              <text:list-item>
                <text:p text:style-name="P1"><text:span text:style-name="T4">Closed universe of discour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ctive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Uncertain by design.</text:span></text:p>
              </text:list-item>
              <text:list-item>
                <text:p><text:span text:style-name="T2">How probable is it that the conclusion is credible, given the premises?</text:span></text:p>
              </text:list-item>
              <text:list-item>
                <text:p><text:span text:style-name="T2">Requires a theory of evidence.</text:span></text:p>
                <text:list>
                  <text:list-item>
                    <text:p><text:span text:style-name="T2">Dempster-Shafer Theory</text:span></text:p>
                  </text:list-item>
                  <text:list-item>
                    <text:p><text:span text:style-name="T2">Many-valued Logics</text:span></text:p>
                  </text:list-item>
                  <text:list-item>
                    <text:p><text:span text:style-name="T2">Probability Theory + Bayes' R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ductive Reasoning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pster-Shafer Theory</text:p>
          </draw:text-box>
        </draw:frame>
        <draw:frame presentation:style-name="pr6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A Mathematical Theory of Evidence</text:span></text:p>
              </text:list-item>
              <text:list-item>
                <text:p><text:span text:style-name="T4">Combine evidence from various sources to compute a degree of belief.</text:span></text:p>
              </text:list-item>
              <text:list-item>
                <text:p><text:span text:style-name="T4">Given a </text:span><text:span text:style-name="T3">Frame of Discernment X</text:span><text:span text:style-name="T4">, we construct a </text:span><text:span text:style-name="T3">basic belief assignment</text:span><text:span text:style-name="T4"> over the powerset of X.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1.999cm" svg:height="0.999cm" svg:x="13.125cm" svg:y="10.08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4" draw:layer="layout" svg:width="2.309cm" svg:height="0.489cm" svg:x="4.041cm" svg:y="9.67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4" draw:layer="layout" svg:width="8.907cm" svg:height="0.569cm" svg:x="8.128cm" svg:y="9.65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Belief Assignment</text:p>
          </draw:text-box>
        </draw:frame>
        <draw:frame draw:style-name="gr2" draw:layer="layout" svg:width="6.468cm" svg:height="1.422cm" svg:x="10.296cm" svg:y="11.278cm" presentation:class="object" presentation:user-transformed="true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4" draw:layer="layout" svg:width="0.305cm" svg:height="45646.238cm" svg:x="11.43cm" svg:y="-45614.73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4" draw:layer="layout" svg:width="4.072cm" svg:height="1.178cm" svg:x="11.422cm" svg:y="9.39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4" draw:layer="layout" svg:width="8.25cm" svg:height="1.178cm" svg:x="9.652cm" svg:y="13.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6" draw:layer="layout" svg:width="15.36cm" svg:height="2.218cm" svg:x="2.286cm" svg:y="4.572cm">
          <draw:text-box>
            <text:list text:style-name="L1">
              <text:list-item>
                <text:p text:style-name="P5"><text:span text:style-name="T2">Let X be a frame of discernment.</text:span></text:p>
              </text:list-item>
              <text:list-item>
                <text:p text:style-name="P5"><text:span text:style-name="T2">The function m is a basic belief assignment if: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rate funct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A priori belief of an event</text:span></text:p>
              </text:list-item>
              <text:list-item>
                <text:p><text:span text:style-name="T2">Typically, for a frame of cardinality k, each element has a base rate of 1/k</text:span></text:p>
              </text:list-item>
              <text:list-item>
                <text:p><text:span text:style-name="T2">Also called </text:span><text:span text:style-name="T3">atomicity</text:span><text:span text:style-name="T4">.</text:span></text:p>
              </text:list-item>
            </text:list>
          </draw:text-box>
        </draw:frame>
        <draw:frame draw:style-name="gr2" draw:text-style-name="P4" draw:layer="layout" svg:width="6.606cm" svg:height="1.647cm" svg:x="10.447cm" svg:y="13.462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4" draw:layer="layout" svg:width="9.623cm" svg:height="1.316cm" svg:x="9.14cm" svg:y="16.2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pster’ <text:s/>Rule of Combination</text:p>
          </draw:text-box>
        </draw:frame>
        <draw:frame presentation:style-name="pr6" draw:layer="layout" svg:width="25.2cm" svg:height="12.179cm" svg:x="1.4cm" svg:y="5.06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 with DS-Theory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Gives unintuitive results (cite Zadeh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jective Logic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Recently emergent probabilistic logic.</text:span></text:p>
                <text:list>
                  <text:list-item>
                    <text:p><text:span text:style-name="T2">Shares similarities with Dempster-Shafer Theory.</text:span></text:p>
                  </text:list-item>
                </text:list>
              </text:list-item>
              <text:list-item>
                <text:p><text:span text:style-name="T2">Flexible – can be used to model many situations</text:span></text:p>
                <text:list>
                  <text:list-item>
                    <text:p><text:span text:style-name="T2">Bayesian networks</text:span></text:p>
                  </text:list-item>
                  <text:list-item>
                    <text:p><text:span text:style-name="T2">Multi-agent decision making</text:span></text:p>
                  </text:list-item>
                  <text:list-item>
                    <text:p><text:span text:style-name="T2">Transitive trust networks</text:span></text:p>
                  </text:list-item>
                </text:list>
              </text:list-item>
              <text:list-item>
                <text:p><text:span text:style-name="T2">Still under active development.</text:span></text:p>
                <text:list>
                  <text:list-item>
                    <text:p><text:span text:style-name="T2">Papers published as recent as 2013 introducing new operators.</text:span></text:p>
                  </text:list-item>
                </text:list>
              </text:list-item>
              <text:list-item>
                <text:p><text:span text:style-name="T2">Allows for reasoning under uncertainty.</text:span></text:p>
                <text:list>
                  <text:list-item>
                    <text:p><text:span text:style-name="T2">All operators take into account uncertainty.</text:span></text:p>
                  </text:list-item>
                </text:list>
              </text:list-item>
              <text:list-item>
                <text:p><text:span text:style-name="T2">Handles belief combination in a more intuitive manner.</text:span></text:p>
                <text:list>
                  <text:list-item>
                    <text:p><text:span text:style-name="T2">Operators for cumulative fusion, averaging fusion, and consensus.</text:span></text:p>
                  </text:list-item>
                  <text:list-item>
                    <text:p><text:span text:style-name="T2">Different operators for different scen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lief Distribut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elief distributed over the </text:span><text:span text:style-name="T3">reduced powerset</text:span><text:span text:style-name="T4"> of a frame X.</text:span></text:p>
                <text:p><text:span text:style-name="T4"/></text:p>
                <text:p><text:span text:style-name="T4"/></text:p>
              </text:list-item>
              <text:list-item>
                <text:p><text:span text:style-name="T4">Focal elements: items in the reduced powerset with non-zero belief.</text:span></text:p>
              </text:list-item>
              <text:list-item>
                <text:p><text:span text:style-name="T4">Uncertainty:</text:span></text:p>
              </text:list-item>
              <text:list-item>
                <text:p><text:span text:style-name="T4">Can be mapped to and from belief mass assignments from DS-Theory</text:span></text:p>
              </text:list-item>
            </text:list>
          </draw:text-box>
        </draw:frame>
        <draw:frame draw:style-name="gr2" draw:text-style-name="P4" draw:layer="layout" svg:width="3.338cm" svg:height="0.596cm" svg:x="3.266cm" svg:y="6.26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4" draw:layer="layout" svg:width="9.489cm" svg:height="0.573cm" svg:x="8.382cm" svg:y="6.28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4" draw:layer="layout" svg:width="3.04cm" svg:height="0.682cm" svg:x="3.556cm" svg:y="7.44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4" draw:layer="layout" svg:width="4.309cm" svg:height="0.51cm" svg:x="12.192cm" svg:y="7.62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text-style-name="P4" draw:layer="layout" svg:width="3.629cm" svg:height="0.683cm" svg:x="6.858cm" svg:y="10.1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standard" draw:layer="layout" svg:width="22.468cm" svg:height="4.645cm" svg:x="2.745cm" svg:y="12.7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5">Subjective Logic</text:span></text:p>
              </table:table-cell>
              <table:table-cell table:style-name="ce2">
                <text:p text:style-name="P4"><text:span text:style-name="T5">DS-Theory</text:span></text:p>
              </table:table-cell>
            </table:table-row>
            <table:table-row table:style-name="ro1" table:default-cell-style-name="ce3">
              <table:table-cell/>
              <table:table-cell/>
            </table:table-row>
            <table:table-row table:style-name="ro2">
              <table:table-cell table:style-name="ce4">
                <text:p text:style-name="P4"><text:span text:style-name="T6">u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6.478cm" svg:height="1.039cm" svg:x="5.334cm" svg:y="14.58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4" draw:text-style-name="P4" draw:layer="layout" svg:width="2.159cm" svg:height="1.016cm" svg:x="18.542cm" svg:y="14.58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" draw:text-style-name="P4" draw:layer="layout" svg:width="2.378cm" svg:height="1.016cm" svg:x="18.288cm" svg:y="16.11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ree kinds of opinions in Subjective Logic</text:span></text:p>
                <text:list>
                  <text:list-item>
                    <text:p><text:span text:style-name="T5">Binomial Opinions:</text:span><text:span text:style-name="T2"> opinions over a binary frame of discernment. Equivalent to </text:span><text:span text:style-name="T3">beta distributions</text:span><text:span text:style-name="T4">.</text:span></text:p>
                  </text:list-item>
                  <text:list-item>
                    <text:p><text:span text:style-name="T7">Multinomial Opinions:</text:span><text:span text:style-name="T4"> opinions over N-ary frames. Generalization of binomial opinions. Equivalent to </text:span><text:span text:style-name="T3">dirichlet distributions.</text:span></text:p>
                  </text:list-item>
                  <text:list-item>
                    <text:p><text:span text:style-name="T7">Hyper Opinions:</text:span><text:span text:style-name="T4"> opinions over the powerset of a frame. Generalization of multinomial opinions. Equivalent to </text:span><text:span text:style-name="T3">Hyper-dirichlet distributions.</text:span></text:p>
                  </text:list-item>
                </text:list>
              </text:list-item>
            </text:list>
          </draw:text-box>
        </draw:frame>
        <draw:frame draw:style-name="standard" draw:layer="layout" svg:width="23.924cm" svg:height="6.711cm" svg:x="1.983cm" svg:y="12.82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 table:style-name="ce3"/>
              <table:table-cell>
                <text:p text:style-name="P7"><text:span text:style-name="T1">Binomial</text:span></text:p>
              </table:table-cell>
              <table:table-cell>
                <text:p text:style-name="P7"><text:span text:style-name="T1">Multinomial</text:span></text:p>
              </table:table-cell>
              <table:table-cell>
                <text:p text:style-name="P7"><text:span text:style-name="T1">Hyper</text:span></text:p>
              </table:table-cell>
            </table:table-row>
            <table:table-row table:style-name="ro3" table:default-cell-style-name="ce3">
              <table:table-cell>
                <text:p><text:span text:style-name="T1">Uncertain</text:span></text:p>
                <text:p>U &gt; 0</text:p>
              </table:table-cell>
              <table:table-cell>
                <text:p><text:span text:style-name="T1">UB</text:span></text:p>
                <text:p>Beta PDF</text:p>
              </table:table-cell>
              <table:table-cell>
                <text:p><text:span text:style-name="T1">UM</text:span></text:p>
                <text:p>Dirichlet over X</text:p>
              </table:table-cell>
              <table:table-cell>
                <text:p><text:span text:style-name="T1">UH</text:span></text:p>
                <text:p>Dirichlet over R(X)</text:p>
              </table:table-cell>
            </table:table-row>
            <table:table-row table:style-name="ro3" table:default-cell-style-name="ce3">
              <table:table-cell>
                <text:p><text:span text:style-name="T1">Dogmatic</text:span></text:p>
                <text:p>U = 0</text:p>
              </table:table-cell>
              <table:table-cell>
                <text:p><text:span text:style-name="T1">DB</text:span></text:p>
                <text:p>Scalar Probability</text:p>
              </table:table-cell>
              <table:table-cell>
                <text:p><text:span text:style-name="T1">DM</text:span><text:line-break/>Probabilities on X</text:p>
              </table:table-cell>
              <table:table-cell>
                <text:p><text:span text:style-name="T1">DH</text:span></text:p>
                <text:p>Probabilities on R(X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 Cont’d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ach opinion maps to a probability distribution.</text:span></text:p>
                <text:list>
                  <text:list-item>
                    <text:p><text:span text:style-name="T2">Binomial =&gt; Beta</text:span></text:p>
                  </text:list-item>
                  <text:list-item>
                    <text:p><text:span text:style-name="T2">Multinomial =&gt; Dirichlet</text:span></text:p>
                  </text:list-item>
                  <text:list-item>
                    <text:p><text:span text:style-name="T2">Hyper =&gt; Hyper Dirichlet</text:span></text:p>
                  </text:list-item>
                </text:list>
              </text:list-item>
              <text:list-item>
                <text:p><text:span text:style-name="T2">Makes opinions suitable for evidence based reasoning.</text:span></text:p>
                <text:list>
                  <text:list-item>
                    <text:p><text:span text:style-name="T2">Beta = Conjugate prior to Binomial distribution</text:span></text:p>
                  </text:list-item>
                  <text:list-item>
                    <text:p><text:span text:style-name="T2">Dirichlet =&gt; Multinomial distribution</text:span></text:p>
                  </text:list-item>
                </text:list>
              </text:list-item>
              <text:list-item>
                <text:p><text:span text:style-name="T2">Can update opinions using Bayes' rule when faced with new evidence.</text:span></text:p>
                <text:list>
                  <text:list-item>
                    <text:p><text:span text:style-name="T2">Prior opinion + binomial/multinomial distribution (new evidence) = Posterior opinion</text:span></text:p>
                  </text:list-item>
                </text:list>
              </text:list-item>
              <text:list-item>
                <text:p><text:span text:style-name="T2">Using operators of Subjective Logic, we can combine opinions.</text:span></text:p>
                <text:list>
                  <text:list-item>
                    <text:p><text:span text:style-name="T2">Provide good approximations to expensive analytic calculations over Beta/Dirichlet distribu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Opin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Given a frame <text:s text:c="9"/>, a binomial opinion is the tuple <text:s text:c="18"/>, where</text:span></text:p>
                <text:list>
                  <text:list-item>
                    <text:p><text:span text:style-name="T2">b: the belief that x is true.</text:span></text:p>
                  </text:list-item>
                  <text:list-item>
                    <text:p><text:span text:style-name="T2">d: the belief that x is false.</text:span></text:p>
                  </text:list-item>
                  <text:list-item>
                    <text:p><text:span text:style-name="T2">u: the uncertainty</text:span></text:p>
                  </text:list-item>
                  <text:list-item>
                    <text:p><text:span text:style-name="T2">a: the </text:span><text:span text:style-name="T3">base rate</text:span><text:span text:style-name="T4"> probability of x being true.</text:span></text:p>
                    <text:p><text:span text:style-name="T4"/></text:p>
                  </text:list-item>
                  <text:list-item>
                    <text:p><text:span text:style-name="T4">Probability expectation: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459cm" svg:height="0.489cm" svg:x="7.366cm" svg:y="5.0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4" draw:layer="layout" svg:width="2.628cm" svg:height="0.531cm" svg:x="19.362cm" svg:y="5.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4" draw:layer="layout" svg:width="2.448cm" svg:height="0.531cm" svg:x="7.104cm" svg:y="11.0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4" draw:layer="layout" svg:width="3.379cm" svg:height="0.557cm" svg:x="14.655cm" svg:y="10.92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4" draw:layer="layout" svg:width="1.945cm" svg:height="0.53cm" svg:x="11.587cm" svg:y="12.324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an be mapped to a beta distribution</text:span></text:p>
                <text:list>
                  <text:list-item>
                    <text:p><text:span text:style-name="T2">Let r = observations of x, s = observations of ~x</text:span></text:p>
                  </text:list-item>
                </text:list>
                <text:p><text:span text:style-name="T2"/></text:p>
                <text:p><text:span text:style-name="T2"/></text:p>
              </text:list-item>
              <text:list-item>
                <text:p><text:span text:style-name="T2">W is a non-informative prior weight. Setting it to 2 when base rate = 0.5 results in the prior Beta being a uniform probability density function.</text:span></text:p>
              </text:list-item>
            </text:list>
          </draw:text-box>
        </draw:frame>
        <draw:frame draw:style-name="gr4" draw:text-style-name="P4" draw:layer="layout" svg:width="4.296cm" svg:height="1.524cm" svg:x="10.922cm" svg:y="7.87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standard" draw:layer="layout" svg:width="6.857cm" svg:height="4.317cm" svg:x="8.636cm" svg:y="12.19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3">
              <table:table-cell>
                <text:p>U &gt; 0</text:p>
              </table:table-cell>
              <table:table-cell>
                <text:p>U = 0</text:p>
              </table:table-cell>
            </table:table-row>
            <table:table-row table:style-name="ro4" table:default-cell-style-name="ce3">
              <table:table-cell/>
              <table:table-cell/>
            </table:table-row>
            <table:table-row table:style-name="ro5" table:default-cell-style-name="ce3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4" draw:text-style-name="P4" draw:layer="layout" svg:width="1.397cm" svg:height="1.003cm" svg:x="9.525cm" svg:y="13.983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4" draw:layer="layout" svg:width="1.414cm" svg:height="1.003cm" svg:x="9.652cm" svg:y="15.253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text-style-name="P4" draw:layer="layout" svg:width="1.339cm" svg:height="0.47cm" svg:x="13.372cm" svg:y="14.22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text-style-name="P4" draw:layer="layout" svg:width="1.36cm" svg:height="0.47cm" svg:x="13.208cm" svg:y="15.49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standard" draw:layer="layout" svg:width="4.934cm" svg:height="4.268cm" svg:x="2.686cm" svg:y="12.242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/>
            </table:table-row>
            <table:table-row table:style-name="ro6">
              <table:table-cell table:style-name="ce3"/>
            </table:table-row>
            <table:table-row table:style-name="ro6"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gr4" draw:text-style-name="P4" draw:layer="layout" svg:width="2.513cm" svg:height="1.042cm" svg:x="3.584cm" svg:y="12.44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text-style-name="P4" draw:layer="layout" svg:width="2.534cm" svg:height="1.042cm" svg:x="3.557cm" svg:y="13.945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text-style-name="P4" draw:layer="layout" svg:width="2.505cm" svg:height="1.042cm" svg:x="3.557cm" svg:y="15.26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nomial Opin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Generalizes a binomial opinion to N-ary frames.</text:span></text:p>
              </text:list-item>
              <text:list-item>
                <text:p text:style-name="P2"><text:span text:style-name="T2">Tuple <text:s text:c="14"/>where</text:span></text:p>
                <text:list>
                  <text:list-item>
                    <text:p text:style-name="P2"><text:span text:style-name="T2">B is a vector of belief mass over the frame X.</text:span></text:p>
                    <text:list>
                      <text:list-item>
                        <text:p><text:span text:style-name="T2">Focal elements are the singletons of R(X).</text:span></text:p>
                      </text:list-item>
                    </text:list>
                  </text:list-item>
                  <text:list-item>
                    <text:p text:style-name="P2"><text:span text:style-name="T2">U is the uncertainty</text:span></text:p>
                  </text:list-item>
                  <text:list-item>
                    <text:p text:style-name="P2"><text:span text:style-name="T2">A is the base rate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045cm" svg:height="0.531cm" svg:x="4.872cm" svg:y="6.3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4" draw:layer="layout" svg:width="3.439cm" svg:height="0.666cm" svg:x="7.503cm" svg:y="12.44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4" draw:layer="layout" svg:width="2.805cm" svg:height="0.666cm" svg:x="7.746cm" svg:y="13.46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4" draw:layer="layout" svg:width="3.811cm" svg:height="0.542cm" svg:x="13.598cm" svg:y="12.57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4" draw:layer="layout" svg:width="3.815cm" svg:height="0.542cm" svg:x="13.599cm" svg:y="13.58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er Opinion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Further generalizes. Belief mass assigned over the <text:span text:style-name="T8">reduced powerset</text:span></text:p>
              </text:list-item>
            </text:list>
          </draw:text-box>
        </draw:frame>
        <draw:frame draw:style-name="gr2" draw:text-style-name="P4" draw:layer="layout" svg:width="4.543cm" svg:height="1.178cm" svg:x="10.951cm" svg:y="9.49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4" draw:layer="layout" svg:width="8.015cm" svg:height="1.432cm" svg:x="9.257cm" svg:y="11.522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4" draw:layer="layout" svg:width="6.165cm" svg:height="1.432cm" svg:x="10.091cm" svg:y="13.808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Motivat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ere does not yet exist a general purpose Subjective Logic library that can be used for application development and experimentation.</text:span></text:p>
              </text:list-item>
              <text:list-item>
                <text:p><text:span text:style-name="T2">Such a library should be</text:span></text:p>
                <text:list>
                  <text:list-item>
                    <text:p><text:span text:style-name="T2">Efficient</text:span></text:p>
                  </text:list-item>
                  <text:list-item>
                    <text:p><text:span text:style-name="T2">Type-safe</text:span></text:p>
                  </text:list-item>
                  <text:list-item>
                    <text:p><text:span text:style-name="T2">compos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ome SL operators can be very expensive</text:span></text:p>
                <text:list>
                  <text:list-item>
                    <text:p><text:span text:style-name="T2">NxN multinomial multiplication</text:span></text:p>
                  </text:list-item>
                  <text:list-item>
                    <text:p><text:span text:style-name="T2">Anything involving hyper opinions</text:span></text:p>
                  </text:list-item>
                </text:list>
              </text:list-item>
              <text:list-item>
                <text:p><text:span text:style-name="T2">We would like to be able to memoize computations, to avoid re-computing the same values over and over...</text:span></text:p>
              </text:list-item>
              <text:list-item>
                <text:p><text:span text:style-name="T2">We may be able to parallelize some operations</text:span></text:p>
                <text:list>
                  <text:list-item>
                    <text:p><text:span text:style-name="T2">Take advantage of many cores, threads, CPUS’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very expression has a type.</text:span></text:p>
                <text:list>
                  <text:list-item>
                    <text:p><text:span text:style-name="T2">Int x = 5;</text:span></text:p>
                  </text:list-item>
                  <text:list-item>
                    <text:p><text:span text:style-name="T2">String name = “hello”;</text:span></text:p>
                  </text:list-item>
                </text:list>
              </text:list-item>
              <text:list-item>
                <text:p><text:span text:style-name="T2">Types prevent certain kinds of invalid expressions</text:span></text:p>
                <text:list>
                  <text:list-item>
                    <text:p><text:span text:style-name="T2">??? y = x + name;</text:span></text:p>
                  </text:list-item>
                  <text:list-item>
                    <text:p><text:span text:style-name="T2">What is the type of y?</text:span></text:p>
                  </text:list-item>
                </text:list>
              </text:list-item>
              <text:list-item>
                <text:p><text:span text:style-name="T2">Type errors are caught before the program is ever “run”, so certain classes of errors are prevented.</text:span></text:p>
              </text:list-item>
              <text:list-item>
                <text:p><text:span text:style-name="T2">Referred to as </text:span><text:span text:style-name="T3">static typing</text:span></text:p>
              </text:list-item>
              <text:list-item>
                <text:p><text:span text:style-name="T4">Example programming languages:</text:span></text:p>
                <text:list>
                  <text:list-item>
                    <text:p><text:span text:style-name="T4">C++</text:span></text:p>
                  </text:list-item>
                  <text:list-item>
                    <text:p><text:span text:style-name="T4">Haskell</text:span></text:p>
                  </text:list-item>
                  <text:list-item>
                    <text:p><text:span text:style-name="T4">Oca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 Subjective Logic, certain operators are defined over certain types:</text:span></text:p>
                <text:list>
                  <text:list-item>
                    <text:p><text:span text:style-name="T2">Addition: requires opinions to be binomial.</text:span></text:p>
                  </text:list-item>
                  <text:list-item>
                    <text:p><text:span text:style-name="T2">Multiplication: opinions must be multinomial.</text:span></text:p>
                  </text:list-item>
                </text:list>
              </text:list-item>
              <text:list-item>
                <text:p><text:span text:style-name="T2">Our library must be able to reject ill-typed SL expressions.</text:span></text:p>
              </text:list-item>
              <text:list-item>
                <text:p><text:span text:style-name="T2">We can’t catch all errors before run-time</text:span></text:p>
                <text:list>
                  <text:list-item>
                    <text:p><text:span text:style-name="T2">Addition requires opinions defined over the same frame.</text:span></text:p>
                  </text:list-item>
                </text:list>
              </text:list-item>
              <text:list-item>
                <text:p><text:span text:style-name="T2">We need to be able to report logical errors at run time also</text:span></text:p>
                <text:list>
                  <text:list-item>
                    <text:p><text:span text:style-name="T2">Perhaps some sort of “exception” type, or optional&lt;T&gt;.</text:span></text:p>
                  </text:list-item>
                </text:list>
                <text:p><text:span text:style-name="T2"/></text:p>
                <text:p text:style-name="P4"><text:span text:style-name="T5">Catch what we can at compile-time. Report what we must at run-ti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al Operator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Our SL operators should be compositional</text:span></text:p>
                <text:list>
                  <text:list-item>
                    <text:p><text:span text:style-name="T2">Given a small handful of operators, let users build arbitrarily large expressions with ease.</text:span></text:p>
                  </text:list-item>
                </text:list>
              </text:list-item>
              <text:list-item>
                <text:p><text:span text:style-name="T2">Similar to </text:span><text:span text:style-name="T3">parser-combinator</text:span><text:span text:style-name="T2"> libraries</text:span></text:p>
                <text:list>
                  <text:list-item>
                    <text:p><text:span text:style-name="T2">X-Saiga (Haskell)</text:span></text:p>
                  </text:list-item>
                  <text:list-item>
                    <text:p><text:span text:style-name="T2">Parsec (Haskell)</text:span></text:p>
                  </text:list-item>
                  <text:list-item>
                    <text:p><text:span text:style-name="T2">Spirit (C++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achieve it all?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e propose to develop our system using the </text:span><text:span text:style-name="T3">Haskell </text:span><text:span text:style-name="T4">programming language.</text:span></text:p>
              </text:list-item>
              <text:list-item>
                <text:p><text:span text:style-name="T4">Haskell is</text:span></text:p>
                <text:list>
                  <text:list-item>
                    <text:p><text:span text:style-name="T4">Strongly, statically typed</text:span></text:p>
                    <text:list>
                      <text:list-item>
                        <text:p><text:span text:style-name="T4">All expressions must have valid types at compile time. We can catch errors much earlier (before the program is even run.) </text:span></text:p>
                      </text:list-item>
                    </text:list>
                  </text:list-item>
                  <text:list-item>
                    <text:p><text:span text:style-name="T4">Purely functional</text:span></text:p>
                    <text:list>
                      <text:list-item>
                        <text:p><text:span text:style-name="T4">All functions are functions in the mathematical sense: they map inputs to outputs. No global variables.</text:span></text:p>
                      </text:list-item>
                    </text:list>
                  </text:list-item>
                  <text:list-item>
                    <text:p><text:span text:style-name="T4">Lazy</text:span></text:p>
                    <text:list>
                      <text:list-item>
                        <text:p><text:span text:style-name="T4">Only computes what’s required.</text:span></text:p>
                      </text:list-item>
                    </text:list>
                  </text:list-item>
                  <text:list-item>
                    <text:p><text:span text:style-name="T4">General Purpo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Mathematical objects from </text:span><text:span text:style-name="T3">Category Theory</text:span></text:p>
              </text:list-item>
              <text:list-item>
                <text:p><text:span text:style-name="T2">Used frequently in purely functional programming to model</text:span></text:p>
                <text:list>
                  <text:list-item>
                    <text:p><text:span text:style-name="T2">Stateful/parallel computation</text:span></text:p>
                  </text:list-item>
                  <text:list-item>
                    <text:p><text:span text:style-name="T2">Optional values</text:span></text:p>
                  </text:list-item>
                  <text:list-item>
                    <text:p><text:span text:style-name="T2">Error propagation</text:span></text:p>
                  </text:list-item>
                </text:list>
              </text:list-item>
              <text:list-item>
                <text:p><text:span text:style-name="T2">Haskell makes it very easy to program using monad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A generic type M&lt;T&gt; is a monad if the following operations exist</text:span></text:p>
                <text:list>
                  <text:list-item>
                    <text:p><text:span text:style-name="T2">A method to construct an M&lt;T&gt; from a T </text:span></text:p>
                    <text:list>
                      <text:list-item>
                        <text:p><text:span text:style-name="T2">(unit)</text:span></text:p>
                      </text:list-item>
                    </text:list>
                  </text:list-item>
                  <text:list-item>
                    <text:p><text:span text:style-name="T2">A method of chaining. Given a function from T to M&lt;U&gt;, apply it to the object to receive a new object of type M&lt;U&gt; </text:span></text:p>
                    <text:list>
                      <text:list-item>
                        <text:p><text:span text:style-name="T2">(bind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s...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From C#: LINQ</text:span></text:p>
              </text:list-item>
              <text:list-item>
                <text:p><text:span text:style-name="T2">From Haskell: Maybe, List, IO, 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Hypothesi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monads and strong, static typing, it is possible to realize a general purpose Subjective Logic library that is type-safe, efficient, and compositional.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Objectiv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Develop a monadic combinator library for Subjective Logic</text:span></text:p>
              </text:list-item>
              <text:list-item>
                <text:p><text:span text:style-name="T2">Analyze the type safety of the library.</text:span></text:p>
              </text:list-item>
              <text:list-item>
                <text:p><text:span text:style-name="T2">Prove termination of the operators.</text:span></text:p>
              </text:list-item>
              <text:list-item>
                <text:p><text:span text:style-name="T2">Analyze the complexity of the operato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We will develop the library in Haskell</text:span></text:p>
                <text:list>
                  <text:list-item>
                    <text:p><text:span text:style-name="T2">Strong typing, Lazy evaluation, excellent support for Monads</text:span></text:p>
                  </text:list-item>
                </text:list>
              </text:list-item>
              <text:list-item>
                <text:p><text:span text:style-name="T2">Leverage the type checker in Haskell to ensure that our expressions are type-safe.</text:span></text:p>
              </text:list-item>
              <text:list-item>
                <text:p><text:span text:style-name="T2">We will use structural induction on the length of the input to prove termination.</text:span></text:p>
              </text:list-item>
              <text:list-item>
                <text:p><text:span text:style-name="T2">Analyze the operators individually for time complexity.</text:span></text:p>
                <text:list>
                  <text:list-item>
                    <text:p><text:span text:style-name="T2">Will need to take into account for lazin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 to Date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ore of library</text:span></text:p>
                <text:list>
                  <text:list-item>
                    <text:p><text:span text:style-name="T2">Monads for handling state, error propagation</text:span></text:p>
                  </text:list-item>
                </text:list>
              </text:list-item>
              <text:list-item>
                <text:p><text:span text:style-name="T2">Binomial operators</text:span></text:p>
                <text:list>
                  <text:list-item>
                    <text:p><text:span text:style-name="T2">Need to implement multinomial and hyper ope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ed Timeline</text:p>
          </draw:text-box>
        </draw:frame>
        <draw:frame presentation:style-name="pr6" draw:text-style-name="P2" draw:layer="layout" svg:width="25.2cm" svg:height="12.179cm" svg:x="1.4cm" svg:y="4.077cm" presentation:class="outline" presentation:user-transformed="true">
          <draw:text-box>
            <text:list text:style-name="L3">
              <text:list-item>
                <text:p><text:span text:style-name="T2">April 30</text:span></text:p>
                <text:list>
                  <text:list-item>
                    <text:p><text:span text:style-name="T2">All operators implemented.</text:span></text:p>
                  </text:list-item>
                  <text:list-item>
                    <text:p><text:span text:style-name="T2">Work begun on thesis document.</text:span></text:p>
                  </text:list-item>
                </text:list>
              </text:list-item>
              <text:list-item>
                <text:p><text:span text:style-name="T2">May 31</text:span></text:p>
                <text:list>
                  <text:list-item>
                    <text:p><text:span text:style-name="T2">Proofs of complexity and termination completed.</text:span></text:p>
                  </text:list-item>
                </text:list>
              </text:list-item>
              <text:list-item>
                <text:p><text:span text:style-name="T2">June 30</text:span></text:p>
                <text:list>
                  <text:list-item>
                    <text:p><text:span text:style-name="T2">Finishing touches on library.</text:span></text:p>
                  </text:list-item>
                </text:list>
              </text:list-item>
              <text:list-item>
                <text:p><text:span text:style-name="T2">July 31</text:span></text:p>
                <text:list>
                  <text:list-item>
                    <text:p><text:span text:style-name="T2">Initial rough draft of thesis document.</text:span></text:p>
                  </text:list-item>
                </text:list>
              </text:list-item>
              <text:list-item>
                <text:p><text:span text:style-name="T2">Mid – late August</text:span></text:p>
                <text:list>
                  <text:list-item>
                    <text:p><text:span text:style-name="T2">Thesis defen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2AD8C771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9:37:19.176263456</meta:creation-date>
    <dc:date>2014-04-18T15:28:55.964896317</dc:date>
    <meta:editing-duration>P4DT11H50M6S</meta:editing-duration>
    <meta:editing-cycles>122</meta:editing-cycles>
    <meta:generator>LibreOffice/4.2.3.3$Linux_x86 LibreOffice_project/420m0$Build-3</meta:generator>
    <meta:document-statistic meta:object-count="227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sub>
          <mi>b</mi>
          <mi>x</mi>
        </msub>
        <mo stretchy="false">+</mo>
        <msub>
          <mi>d</mi>
          <mi>x</mi>
        </msub>
        <mo stretchy="false">+</mo>
        <msub>
          <mi>u</mi>
          <mi>x</mi>
        </msub>
      </mrow>
      <mo stretchy="false">=</mo>
      <mn>1</mn>
    </mrow>
    <annotation encoding="StarMath 5.0">b_x + d_x + u_x = 1</annotation>
  </semantics>
</math>
</file>

<file path=Object 11/content.xml><?xml version="1.0" encoding="utf-8"?>
<math xmlns="http://www.w3.org/1998/Math/MathML" display="block">
  <semantics>
    <mrow>
      <msub>
        <mi>b</mi>
        <mi>x</mi>
      </msub>
      <mi>,</mi>
      <msub>
        <mi>d</mi>
        <mi>x</mi>
      </msub>
      <mi>,</mi>
      <msub>
        <mi>u</mi>
        <mi>x</mi>
      </msub>
      <mi>,</mi>
      <mrow>
        <msub>
          <mi>a</mi>
          <mi>x</mi>
        </msub>
        <mo stretchy="false">∈</mo>
        <mrow>
          <mo fence="true" stretchy="true">[</mo>
          <mrow>
            <mrow>
              <mn>0,</mn>
              <mn>1</mn>
            </mrow>
          </mrow>
          <mo fence="true" stretchy="true">]</mo>
        </mrow>
      </mrow>
    </mrow>
    <annotation encoding="StarMath 5.0">b_x, d_x, u_x, a_x in left [ 0, 1 right ]</annotation>
  </semantics>
</math>
</file>

<file path=Object 1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i>X</mi>
          </mrow>
        </msub>
        <mi>a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X} a ( x ) = 1 </annotation>
  </semantics>
</math>
</file>

<file path=Object 13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i>a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row>
              <mn>0,</mn>
              <mn>1</mn>
            </mrow>
          </mrow>
          <mo fence="true" stretchy="false">]</mo>
        </mrow>
      </mrow>
    </mrow>
    <annotation encoding="StarMath 5.0">forall x in X, a ( x ) in [0, 1] </annotation>
  </semantics>
</math>
</file>

<file path=Object 14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15/content.xml><?xml version="1.0" encoding="utf-8"?>
<math xmlns="http://www.w3.org/1998/Math/MathML" display="block">
  <semantics>
    <mrow>
      <mrow>
        <msub>
          <mi>u</mi>
          <mi>x</mi>
        </msub>
        <mo stretchy="false">+</mo>
        <mrow>
          <msub>
            <mo stretchy="false">∑</mo>
            <mrow>
              <mi>x</mi>
              <mo stretchy="false">∈</mo>
              <mi>X</mi>
            </mrow>
          </msub>
          <msub>
            <mi>b</mi>
            <mi>x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u_x + sum_{ x in X } b_x ( x ) = 1</annotation>
  </semantics>
</math>
</file>

<file path=Object 16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i>X</mi>
          </mrow>
        </msub>
        <msub>
          <mi>a</mi>
          <mi>x</mi>
        </msub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 x in X } a_x( x ) = 1</annotation>
  </semantics>
</math>
</file>

<file path=Object 17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sub>
        <mi>b</mi>
        <mi>x</mi>
      </msub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X, b_x ( x ) in [ 0,1 ]</annotation>
  </semantics>
</math>
</file>

<file path=Object 18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sub>
        <mi>a</mi>
        <mi>x</mi>
      </msub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X, a_x( x ) in [ 0,1 ]</annotation>
  </semantics>
</math>
</file>

<file path=Object 19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sup>
              <mn>2</mn>
              <mi>X</mi>
            </msup>
          </mrow>
        </msub>
        <mi>m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2^X} m( x ) = 1</annotation>
  </semantics>
</math>
</file>

<file path=Object 20/content.xml><?xml version="1.0" encoding="utf-8"?>
<math xmlns="http://www.w3.org/1998/Math/MathML" display="block">
  <semantics>
    <mrow>
      <mrow>
        <msub>
          <mi>u</mi>
          <mi>x</mi>
        </msub>
        <mo stretchy="false">+</mo>
        <mrow>
          <msub>
            <mo stretchy="false">∑</mo>
            <mrow>
              <mrow>
                <mi>x</mi>
                <mo stretchy="false">∈</mo>
                <mi>R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sub>
          <msub>
            <mi>b</mi>
            <mi>x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u_x + sum_{ x in R(X) } b_x( x ) = 1</annotation>
  </semantics>
</math>
</file>

<file path=Object 21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i>X</mi>
          </mrow>
        </msub>
        <msub>
          <mi>a</mi>
          <mi>X</mi>
        </msub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 x in X } a_X( x ) = 1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n>2</mn>
            <mi>X</mi>
          </msup>
          <mo stretchy="false">∖</mo>
          <mrow>
            <mo fence="true" stretchy="true">{</mo>
            <mrow>
              <mrow>
                <mi mathvariant="normal">∅</mi>
                <mi>,</mi>
                <mi>X</mi>
              </mrow>
            </mrow>
            <mo fence="true" stretchy="true">}</mo>
          </mrow>
        </mrow>
      </mrow>
    </mrow>
    <annotation encoding="StarMath 5.0">R( X ) = 2^X setminus left lbrace emptyset, X right rbrace 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{</mo>
          <mrow>
            <mrow>
              <mi>a</mi>
              <mi>,</mi>
              <mi>b</mi>
              <mi>,</mi>
              <mi>c</mi>
            </mrow>
          </mrow>
          <mo fence="true" stretchy="true">}</mo>
        </mrow>
      </mrow>
      <mi>,</mi>
      <mi mathvariant="italic">then</mi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row>
                <mo fence="true" stretchy="true">{</mo>
                <mrow>
                  <mi>a</mi>
                </mrow>
                <mo fence="true" stretchy="true">}</mo>
              </mrow>
              <mi>,</mi>
              <mrow>
                <mo fence="true" stretchy="true">{</mo>
                <mrow>
                  <mi>b</mi>
                </mrow>
                <mo fence="true" stretchy="true">}</mo>
              </mrow>
              <mi>,</mi>
              <mrow>
                <mo fence="true" stretchy="true">{</mo>
                <mrow>
                  <mi>c</mi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b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c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b</mi>
                    <mi>,</mi>
                    <mi>c</mi>
                  </mrow>
                </mrow>
                <mo fence="true" stretchy="true">}</mo>
              </mrow>
            </mrow>
          </mrow>
          <mo fence="true" stretchy="true">}</mo>
        </mrow>
      </mrow>
    </mrow>
    <annotation encoding="StarMath 5.0">X = left lbrace a,b,c right rbrace, then R( X ) = left lbrace left lbrace a right rbrace, left lbrace b right rbrace, left lbrace c right rbrace, left lbrace a,b right rbrace, left lbrace a,c right rbrace, left lbrace b,c right rbrace right rbrace</annotation>
  </semantics>
</math>
</file>

<file path=Object 24/content.xml><?xml version="1.0" encoding="utf-8"?>
<math xmlns="http://www.w3.org/1998/Math/MathML" display="block">
  <semantics>
    <mrow>
      <mrow>
        <msub>
          <mo stretchy="false">∑</mo>
          <mrow>
            <mrow>
              <mi>x</mi>
              <mo stretchy="false">∈</mo>
              <mi>R</mi>
            </mrow>
            <mrow>
              <mo fence="true" stretchy="false">(</mo>
              <mrow>
                <mi>X</mi>
              </mrow>
              <mo fence="true" stretchy="false">)</mo>
            </mrow>
          </mrow>
        </msub>
        <mi>b</mi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sum_{ x in R(X) } b( x ) &lt;= 1 </annotation>
  </semantics>
</math>
</file>

<file path=Object 25/content.xml><?xml version="1.0" encoding="utf-8"?>
<math xmlns="http://www.w3.org/1998/Math/MathML" display="block">
  <semantics>
    <mrow>
      <mo stretchy="false">∀</mo>
      <mrow>
        <mi>x</mi>
        <mo stretchy="false">∈</mo>
        <mi>R</mi>
      </mrow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R( X ), b( x ) in [ 0,1 ]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n>1</mn>
          <mo stretchy="false">−</mo>
          <mrow>
            <msub>
              <mo stretchy="false">∑</mo>
              <mrow>
                <mrow>
                  <mi>x</mi>
                  <mo stretchy="false">∈</mo>
                  <mi>R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b>
            <mi>b</mi>
          </mrow>
        </mrow>
      </mrow>
      <mrow>
        <mo fence="true" stretchy="false">(</mo>
        <mrow>
          <mi>x</mi>
        </mrow>
        <mo fence="true" stretchy="false">)</mo>
      </mrow>
    </mrow>
    <annotation encoding="StarMath 5.0">u = 1 - sum_{ x in R(X) } b( x )</annotation>
  </semantics>
</math>
</file>

<file path=Object 3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30/content.xml><?xml version="1.0" encoding="utf-8"?>
<math xmlns="http://www.w3.org/1998/Math/MathML" display="block">
  <semantics>
    <mrow>
      <msub>
        <mi>E</mi>
        <mi>x</mi>
      </msub>
      <mo stretchy="false">=</mo>
      <mrow>
        <mi>b</mi>
        <mo stretchy="false">+</mo>
        <mi mathvariant="italic">au</mi>
      </mrow>
    </mrow>
    <annotation encoding="StarMath 5.0">E_x = b + au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i mathvariant="normal">α</mi>
            <mo stretchy="false">=</mo>
            <mrow>
              <mi>r</mi>
              <mo stretchy="false">+</mo>
              <mi mathvariant="italic">Wa</mi>
            </mrow>
          </mrow>
        </mtd>
      </mtr>
      <mtr>
        <mtd>
          <mrow>
            <mrow>
              <mi mathvariant="normal">β</mi>
              <mo stretchy="false">=</mo>
              <mrow>
                <mi>s</mi>
                <mo stretchy="false">+</mo>
                <mi>W</mi>
              </mrow>
            </mrow>
            <mrow>
              <mo fence="true" stretchy="false">(</mo>
              <mrow>
                <mrow>
                  <mn>1</mn>
                  <mo stretchy="false">−</mo>
                  <mi>a</mi>
                </mrow>
              </mrow>
              <mo fence="true" stretchy="false">)</mo>
            </mrow>
          </mrow>
        </mtd>
      </mtr>
    </mtable>
    <annotation encoding="StarMath 5.0">alignl %alpha = r + Wa newline %beta = s + W(1 - a)</annotation>
  </semantics>
</math>
</file>

<file path=Object 32/content.xml><?xml version="1.0" encoding="utf-8"?>
<math xmlns="http://www.w3.org/1998/Math/MathML" display="block">
  <semantics>
    <mrow>
      <mi>r</mi>
      <mo stretchy="false">=</mo>
      <mfrac>
        <mi mathvariant="italic">Wb</mi>
        <mi>u</mi>
      </mfrac>
    </mrow>
    <annotation encoding="StarMath 5.0">r = Wb over u</annotation>
  </semantics>
</math>
</file>

<file path=Object 33/content.xml><?xml version="1.0" encoding="utf-8"?>
<math xmlns="http://www.w3.org/1998/Math/MathML" display="block">
  <semantics>
    <mrow>
      <mi>s</mi>
      <mo stretchy="false">=</mo>
      <mfrac>
        <mi mathvariant="italic">Wd</mi>
        <mi>u</mi>
      </mfrac>
    </mrow>
    <annotation encoding="StarMath 5.0">s = Wd over u</annotation>
  </semantics>
</math>
</file>

<file path=Object 34/content.xml><?xml version="1.0" encoding="utf-8"?>
<math xmlns="http://www.w3.org/1998/Math/MathML" display="block">
  <semantics>
    <mrow>
      <mrow>
        <mi>r</mi>
        <mo stretchy="false">=</mo>
        <mi>b</mi>
      </mrow>
      <mi mathvariant="normal">∞</mi>
    </mrow>
    <annotation encoding="StarMath 5.0">r = b infinity</annotation>
  </semantics>
</math>
</file>

<file path=Object 35/content.xml><?xml version="1.0" encoding="utf-8"?>
<math xmlns="http://www.w3.org/1998/Math/MathML" display="block">
  <semantics>
    <mrow>
      <mrow>
        <mi>s</mi>
        <mo stretchy="false">=</mo>
        <mi>d</mi>
      </mrow>
      <mi mathvariant="normal">∞</mi>
    </mrow>
    <annotation encoding="StarMath 5.0">s = d infinity</annotation>
  </semantics>
</math>
</file>

<file path=Object 36/content.xml><?xml version="1.0" encoding="utf-8"?>
<math xmlns="http://www.w3.org/1998/Math/MathML" display="block">
  <semantics>
    <mrow>
      <mi>b</mi>
      <mo stretchy="false">=</mo>
      <mfrac>
        <mi>r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b = r over (W + r + s)</annotation>
  </semantics>
</math>
</file>

<file path=Object 37/content.xml><?xml version="1.0" encoding="utf-8"?>
<math xmlns="http://www.w3.org/1998/Math/MathML" display="block">
  <semantics>
    <mrow>
      <mi>d</mi>
      <mo stretchy="false">=</mo>
      <mfrac>
        <mi>s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d = s over ( W + r + s )</annotation>
  </semantics>
</math>
</file>

<file path=Object 38/content.xml><?xml version="1.0" encoding="utf-8"?>
<math xmlns="http://www.w3.org/1998/Math/MathML" display="block">
  <semantics>
    <mrow>
      <mi>u</mi>
      <mo stretchy="false">=</mo>
      <mfrac>
        <mi>W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u = W over ( W + r + s )</annotation>
  </semantics>
</math>
</file>

<file path=Object 39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  <mi>,</mi>
      <mrow>
        <mi>x</mi>
        <mo stretchy="false">⊂</mo>
        <mi>X</mi>
      </mrow>
      <mi>,</mi>
      <mrow>
        <mi>x</mi>
        <mo stretchy="false">≠</mo>
        <mi mathvariant="normal">∅</mi>
      </mrow>
    </mrow>
    <annotation encoding="StarMath 5.0">b( x ), x subset X, x &lt;&gt; emptyset </annotation>
  </semantics>
</math>
</file>

<file path=Object 4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40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1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5/content.xml><?xml version="1.0" encoding="utf-8"?>
<math xmlns="http://www.w3.org/1998/Math/MathML" display="block">
  <semantics>
    <mrow>
      <mi>m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row>
              <mn>0,</mn>
              <mn>1</mn>
            </mrow>
          </mrow>
          <mo fence="true" stretchy="false">]</mo>
        </mrow>
      </mrow>
      <mi>,</mi>
      <mo stretchy="false">∀</mo>
      <mrow>
        <mi>x</mi>
        <mo stretchy="false">∈</mo>
        <msup>
          <mn>2</mn>
          <mi>X</mi>
        </msup>
      </mrow>
    </mrow>
    <annotation encoding="StarMath 5.0">m( x ) in [0, 1], forall x in 2^X 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false">{</mo>
        <mrow>
          <mrow>
            <mi>x</mi>
            <mi>,</mi>
            <mi>y</mi>
            <mi>,</mi>
            <mi>z</mi>
          </mrow>
        </mrow>
        <mo fence="true" stretchy="false">}</mo>
      </mrow>
    </mrow>
    <annotation encoding="StarMath 5.0">X = lbrace x,y,z rbrace </annotation>
  </semantics>
</math>
</file>

<file path=Object 7/content.xml><?xml version="1.0" encoding="utf-8"?>
<math xmlns="http://www.w3.org/1998/Math/MathML" display="block">
  <semantics>
    <mrow>
      <msup>
        <mn>2</mn>
        <mi>X</mi>
      </msup>
      <mo stretchy="false">=</mo>
      <mrow>
        <mo fence="true" stretchy="false">{</mo>
        <mrow>
          <mrow>
            <mi mathvariant="normal">∅</mi>
            <mi>,</mi>
            <mrow>
              <mo fence="true" stretchy="false">{</mo>
              <mrow>
                <mi>x</mi>
              </mrow>
              <mo fence="true" stretchy="false">}</mo>
            </mrow>
            <mi>,</mi>
            <mrow>
              <mo fence="true" stretchy="false">{</mo>
              <mrow>
                <mi>y</mi>
              </mrow>
              <mo fence="true" stretchy="false">}</mo>
            </mrow>
            <mi>,</mi>
            <mrow>
              <mo fence="true" stretchy="false">{</mo>
              <mrow>
                <mi>z</mi>
              </mrow>
              <mo fence="true" stretchy="false">}</mo>
            </mrow>
            <mi>,</mi>
            <mrow>
              <mo fence="true" stretchy="false">{</mo>
              <mrow>
                <mrow>
                  <mi>x</mi>
                  <mi>,</mi>
                  <mi>y</mi>
                </mrow>
              </mrow>
              <mo fence="true" stretchy="false">}</mo>
            </mrow>
            <mi>,</mi>
            <mrow>
              <mo fence="true" stretchy="false">{</mo>
              <mrow>
                <mrow>
                  <mi>x</mi>
                  <mi>,</mi>
                  <mi>z</mi>
                </mrow>
              </mrow>
              <mo fence="true" stretchy="false">}</mo>
            </mrow>
            <mi>,</mi>
            <mrow>
              <mo fence="true" stretchy="false">{</mo>
              <mrow>
                <mrow>
                  <mi>y</mi>
                  <mi>,</mi>
                  <mi>z</mi>
                </mrow>
              </mrow>
              <mo fence="true" stretchy="false">}</mo>
            </mrow>
            <mi>,</mi>
            <mrow>
              <mo fence="true" stretchy="false">{</mo>
              <mrow>
                <mrow>
                  <mi>x</mi>
                  <mi>,</mi>
                  <mi>y</mi>
                  <mi>,</mi>
                  <mi>z</mi>
                </mrow>
              </mrow>
              <mo fence="true" stretchy="false">}</mo>
            </mrow>
          </mrow>
        </mrow>
        <mo fence="true" stretchy="false">}</mo>
      </mrow>
    </mrow>
    <annotation encoding="StarMath 5.0">2^X = lbrace emptyset, lbrace x rbrace, lbrace y rbrace, lbrace z rbrace, lbrace x, y rbrace, lbrace x, z rbrace, lbrace y, z rbrace, lbrace x, y, z rbrace rbrace </annotation>
  </semantics>
</math>
</file>

<file path=Object 8/content.xml><?xml version="1.0" encoding="utf-8"?>
<math xmlns="http://www.w3.org/1998/Math/MathML" display="block">
  <semantics>
    <mrow>
      <mo fence="true" stretchy="false">{</mo>
      <mrow>
        <mrow>
          <mi>x</mi>
          <mi>,</mi>
          <mrow>
            <mo stretchy="false">¬</mo>
            <mi>x</mi>
          </mrow>
        </mrow>
      </mrow>
      <mo fence="true" stretchy="false">}</mo>
    </mrow>
    <annotation encoding="StarMath 5.0">lbrace x, neg x rbrace 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d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d_x, u_x, a_x rangle </annotation>
  </semantics>
</math>
</file>